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9c559"/>
    </style:style>
    <style:style style:name="T2" style:family="text">
      <style:text-properties officeooo:rsid="000b2b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cho “enter value of n”read n</text:p>
      <text:p text:style-name="Standard"/>
      <text:p text:style-name="Standard">i=0</text:p>
      <text:p text:style-name="Standard"/>
      <text:p text:style-name="Standard">while test $i -le $n do</text:p>
      <text:p text:style-name="Standard"/>
      <text:p text:style-name="Standard">done ech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20:57:34.361000000</meta:creation-date>
    <dc:date>2022-07-12T21:08:38.864000000</dc:date>
    <meta:editing-duration>PT11M2S</meta:editing-duration>
    <meta:editing-cycles>9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4" meta:word-count="15" meta:character-count="64" meta:non-whitespace-character-count="53"/>
  </office:meta>
</office:document-meta>
</file>